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ef4c" officeooo:paragraph-rsid="0004ef4c"/>
    </style:style>
    <style:style style:name="P2" style:family="paragraph" style:parent-style-name="Standard">
      <style:text-properties officeooo:rsid="00087a37" officeooo:paragraph-rsid="00087a37"/>
    </style:style>
    <style:style style:name="P3" style:family="paragraph" style:parent-style-name="Standard">
      <style:text-properties officeooo:rsid="00087a37" officeooo:paragraph-rsid="0009ded4"/>
    </style:style>
    <style:style style:name="P4" style:family="paragraph" style:parent-style-name="Standard">
      <style:text-properties officeooo:rsid="00087a37" officeooo:paragraph-rsid="000af095"/>
    </style:style>
    <style:style style:name="T1" style:family="text">
      <style:text-properties officeooo:rsid="0006cbd8"/>
    </style:style>
    <style:style style:name="T2" style:family="text">
      <style:text-properties officeooo:rsid="0004ef4c"/>
    </style:style>
    <style:style style:name="T3" style:family="text">
      <style:text-properties officeooo:rsid="0009de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date 02-06-2022:</text:p>
      <text:p text:style-name="P1"/>
      <text:p text:style-name="P1">-added a .launch file. This is a ROS thing we haven’t covered yet in the course and which is quite handy to add some automation. This file handles a few things we need to launch at the beginning. You can also launch multiple nodes with it (will be useful when we start relying on more than one). This means there are now only 2 commands to do when we start a session, see the screenshots in the folder “start_up_notes” as usual, and take a look at the .launch file in the folder “launch” (this is the usual folder architecture in ROS packages).</text:p>
      <text:p text:style-name="P1"/>
      <text:p text:style-name="P1">-added a .yaml file to store the limits on the angular position of joints. This file can be expanded as we progress in this project, right now there’s just shoulder pitch and roll. This file is uploaded to the ROS parameter server (another thing we haven’t covered yet) and is handled by the .launch file. The parameters can then be fetched from any node <text:span text:style-name="T1">with the command ex: “rospy.get_param(left_shoulder/pitch)”</text:span>. Take a look at the .yaml file in the folder “data/config” (also the usual folder architecture).</text:p>
      <text:p text:style-name="P1"/>
      <text:p text:style-name="P2">Second u<text:span text:style-name="T2">pdate 02-06-2022:</text:span></text:p>
      <text:p text:style-name="P2"/>
      <text:p text:style-name="P4">-in method self.get_cmac_output(): applied safety check on joint limits and added printouts <text:span text:style-name="T3">for debugging. Fixed the computations of the local variables row, col, also to match the output of the </text:span>m<text:span text:style-name="T3">e</text:span>thod self.get_L2_neuron_position().</text:p>
      <text:p text:style-name="P2"/>
      <text:p text:style-name="P3">-in m<text:span text:style-name="T3">e</text:span>thod self.get_L2_neuron_position(): changed the structure of the variable neuron_pos from a flat array to a 2D array to represent a list of coordinates. I also edited everywhere else this method is called and its output is used.</text:p>
      <text:p text:style-name="P3"/>
      <text:p text:style-name="P3">-<text:span text:style-name="T3">in method self.train_cmac(): divided the increment by the number of neurons in the receptive field. We basically only want to back propagate the % of error per the weighed sum. Added a line to normalize the inputs in the training data set.</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2T12:40:39.096599365</meta:creation-date>
    <dc:date>2022-06-02T17:48:18.598177632</dc:date>
    <meta:editing-duration>PT30M55S</meta:editing-duration>
    <meta:editing-cycles>5</meta:editing-cycles>
    <meta:generator>LibreOffice/5.1.6.2$Linux_X86_64 LibreOffice_project/10m0$Build-2</meta:generator>
    <meta:document-statistic meta:table-count="0" meta:image-count="0" meta:object-count="0" meta:page-count="1" meta:paragraph-count="7" meta:word-count="304" meta:character-count="1804" meta:non-whitespace-character-count="1507"/>
  </office:meta>
</office:document-meta>
</file>